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94bd5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94bd5e" fo:border-left="0.06pt solid #000000" fo:border-right="none" fo:border-top="none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94bd5e" fo:border-left="0.06pt solid #000000" fo:border-right="none" fo:border-top="none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94bd5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2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4bd5e" fo:border-left="none" fo:border-right="none" fo:border-top="0.06pt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4bd5e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94bd5e" style:text-align-source="fix" style:repeat-content="false" fo:border-left="none" fo:border-right="0.06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fo:background-color="#94bd5e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9" style:family="table-cell" style:parent-style-name="Default" style:data-style-name="N2"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fo:background-color="transparent" fo:border="none"/>
      <style:text-properties fo:color="#ffffff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ffff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table table:name="problema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emente:</text:p>
          </table:table-cell>
          <table:table-cell table:formula="of:=33333331" office:value-type="float" office:value="33333331">
            <text:p>33333331</text:p>
          </table:table-cell>
          <table:table-cell table:style-name="ce12" office:value-type="string">
            <text:p>Entre 0 e 1</text:p>
          </table:table-cell>
          <table:table-cell table:style-name="ce1" office:value-type="string">
            <text:p>a</text:p>
          </table:table-cell>
          <table:table-cell table:style-name="ce16" table:formula="of:=8*33333331+3" office:value-type="float" office:value="266666651">
            <text:p>266666651</text:p>
          </table:table-cell>
          <table:table-cell table:number-columns-repeated="7"/>
        </table:table-row>
        <table:table-row table:style-name="ro1">
          <table:table-cell office:value-type="string">
            <text:p>R1</text:p>
          </table:table-cell>
          <table:table-cell table:formula="of:=MOD(([.B1]*[.E$1]); [.E$2])" office:value-type="float" office:value="880064577">
            <text:p>880064577</text:p>
          </table:table-cell>
          <table:table-cell table:formula="of:=[.B2]/[.E$2]" office:value-type="float" office:value="0.819624007679522">
            <text:p>0,8196240077</text:p>
          </table:table-cell>
          <table:table-cell table:style-name="ce1" office:value-type="string">
            <text:p>m</text:p>
          </table:table-cell>
          <table:table-cell table:style-name="ce16" table:formula="of:=2^30" office:value-type="float" office:value="1073741824">
            <text:p>1073741824</text:p>
          </table:table-cell>
          <table:table-cell table:number-columns-repeated="7"/>
        </table:table-row>
        <table:table-row table:style-name="ro1">
          <table:table-cell office:value-type="string">
            <text:p>R2</text:p>
          </table:table-cell>
          <table:table-cell table:formula="of:=MOD(([.B2]*[.E$1]); [.E$2])" office:value-type="float" office:value="222368096">
            <text:p>222368096</text:p>
          </table:table-cell>
          <table:table-cell table:formula="of:=[.B3]/[.E$2]" office:value-type="float" office:value="0.207096427679062">
            <text:p>0,2070964277</text:p>
          </table:table-cell>
          <table:table-cell table:style-name="ce1" office:value-type="string">
            <text:p>Unifome</text:p>
          </table:table-cell>
          <table:table-cell table:style-name="ce17" office:value-type="string">
            <text:p>X = a+(b-a)*R</text:p>
          </table:table-cell>
          <table:table-cell table:number-columns-repeated="7"/>
        </table:table-row>
        <table:table-row table:style-name="ro1">
          <table:table-cell office:value-type="string">
            <text:p>R3</text:p>
          </table:table-cell>
          <table:table-cell table:formula="of:=MOD(([.B3]*[.E$1]); [.E$2])" office:value-type="float" office:value="862471456">
            <text:p>862471456</text:p>
          </table:table-cell>
          <table:table-cell table:formula="of:=[.B4]/[.E$2]" office:value-type="float" office:value="0.80323913693428">
            <text:p>0,8032391369</text:p>
          </table:table-cell>
          <table:table-cell table:style-name="ce1" office:value-type="string">
            <text:p>Exponencial</text:p>
          </table:table-cell>
          <table:table-cell table:style-name="ce17" office:value-type="string">
            <text:p>X = -lambda*ln(1-R)</text:p>
          </table:table-cell>
          <table:table-cell table:number-columns-repeated="7"/>
        </table:table-row>
        <table:table-row table:style-name="ro1">
          <table:table-cell office:value-type="string">
            <text:p>R4</text:p>
          </table:table-cell>
          <table:table-cell table:formula="of:=MOD(([.B4]*[.E$1]); [.E$2])" office:value-type="float" office:value="642521696">
            <text:p>642521696</text:p>
          </table:table-cell>
          <table:table-cell table:formula="of:=[.B5]/[.E$2]" office:value-type="float" office:value="0.598394960165024">
            <text:p>0,5983949602</text:p>
          </table:table-cell>
          <table:table-cell table:number-columns-repeated="9"/>
        </table:table-row>
        <table:table-row table:style-name="ro1">
          <table:table-cell office:value-type="string">
            <text:p>R5</text:p>
          </table:table-cell>
          <table:table-cell table:formula="of:=MOD(([.B5]*[.E$1]); [.E$2])" office:value-type="float" office:value="2668576">
            <text:p>2668576</text:p>
          </table:table-cell>
          <table:table-cell table:formula="of:=[.B6]/[.E$2]" office:value-type="float" office:value="0.00248530507087708">
            <text:p>0,0024853051</text:p>
          </table:table-cell>
          <table:table-cell table:number-columns-repeated="9"/>
        </table:table-row>
        <table:table-row table:style-name="ro1">
          <table:table-cell office:value-type="string">
            <text:p>R6</text:p>
          </table:table-cell>
          <table:table-cell table:formula="of:=MOD(([.B6]*[.E$1]); [.E$2])" office:value-type="float" office:value="1052228448">
            <text:p>1052228448</text:p>
          </table:table-cell>
          <table:table-cell table:formula="of:=[.B7]/[.E$2]" office:value-type="float" office:value="0.979964107275009">
            <text:p>0,9799641073</text:p>
          </table:table-cell>
          <table:table-cell table:number-columns-repeated="9"/>
        </table:table-row>
        <table:table-row table:style-name="ro1">
          <table:table-cell office:value-type="string">
            <text:p>R7</text:p>
          </table:table-cell>
          <table:table-cell table:formula="of:=MOD(([.B7]*[.E$1]); [.E$2])" office:value-type="float" office:value="630534944">
            <text:p>630534944</text:p>
          </table:table-cell>
          <table:table-cell table:formula="of:=[.B8]/[.E$2]" office:value-type="float" office:value="0.587231427431107">
            <text:p>0,5872314274</text:p>
          </table:table-cell>
          <table:table-cell table:number-columns-repeated="9"/>
        </table:table-row>
        <table:table-row table:style-name="ro1">
          <table:table-cell office:value-type="string">
            <text:p>R8</text:p>
          </table:table-cell>
          <table:table-cell table:formula="of:=MOD(([.B8]*[.E$1]); [.E$2])" office:value-type="float" office:value="123483232">
            <text:p>123483232</text:p>
          </table:table-cell>
          <table:table-cell table:formula="of:=[.B9]/[.E$2]" office:value-type="float" office:value="0.11500272154808">
            <text:p>0,1150027215</text:p>
          </table:table-cell>
          <table:table-cell table:number-columns-repeated="9"/>
        </table:table-row>
        <table:table-row table:style-name="ro1">
          <table:table-cell office:value-type="string">
            <text:p>R9</text:p>
          </table:table-cell>
          <table:table-cell table:formula="of:=MOD(([.B9]*[.E$1]); [.E$2])" office:value-type="float" office:value="656176672">
            <text:p>656176672</text:p>
          </table:table-cell>
          <table:table-cell table:formula="of:=[.B10]/[.E$2]" office:value-type="float" office:value="0.611112147569656">
            <text:p>0,6111121476</text:p>
          </table:table-cell>
          <table:table-cell table:number-columns-repeated="9"/>
        </table:table-row>
        <table:table-row table:style-name="ro1">
          <table:table-cell office:value-type="string">
            <text:p>R10</text:p>
          </table:table-cell>
          <table:table-cell table:formula="of:=MOD(([.B10]*[.E$1]); [.E$2])" office:value-type="float" office:value="835175776">
            <text:p>835175776</text:p>
          </table:table-cell>
          <table:table-cell table:formula="of:=[.B11]/[.E$2]" office:value-type="float" office:value="0.7778180539608">
            <text:p>0,777818054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table:number-columns-spanned="1" table:number-rows-spanned="2"/>
          <table:table-cell table:style-name="ce7" office:value-type="string" table:number-columns-spanned="5" table:number-rows-spanned="1">
            <text:p>Baterias de teste</text:p>
          </table:table-cell>
          <table:covered-table-cell table:number-columns-repeated="3" table:style-name="ce13"/>
          <table:covered-table-cell table:style-name="ce18"/>
          <table:table-cell table:style-name="ce23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6" office:value-type="string">
            <text:p>lambda</text:p>
          </table:table-cell>
          <table:table-cell table:style-name="ce32" table:number-columns-repeated="2"/>
          <table:table-cell/>
        </table:table-row>
        <table:table-row table:style-name="ro1">
          <table:covered-table-cell table:style-name="ce4"/>
          <table:table-cell table:style-name="ce8" office:value-type="string">
            <text:p>B1</text:p>
          </table:table-cell>
          <table:table-cell table:style-name="ce8" office:value-type="string">
            <text:p>B2</text:p>
          </table:table-cell>
          <table:table-cell table:style-name="ce8" office:value-type="string">
            <text:p>B3</text:p>
          </table:table-cell>
          <table:table-cell table:style-name="ce8" office:value-type="string">
            <text:p>B4</text:p>
          </table:table-cell>
          <table:table-cell table:style-name="ce19" office:value-type="string">
            <text:p>B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/>
          <table:table-cell table:style-name="ce35" office:value-type="string">
            <text:p>B10</text:p>
          </table:table-cell>
          <table:table-cell/>
        </table:table-row>
        <table:table-row table:style-name="ro1">
          <table:table-cell table:style-name="ce5" office:value-type="string">
            <text:p>Equipamento A</text:p>
          </table:table-cell>
          <table:table-cell table:style-name="ce9" table:formula="of:=([.$G14])+([.$H14]-[.$G14])*[.$C2]" office:value-type="float" office:value="6.55699206143618">
            <text:p>6,5569920614</text:p>
          </table:table-cell>
          <table:table-cell table:style-name="ce14" table:formula="of:=([.$G14])+([.$H14]-[.$G14])*[.$C3]" office:value-type="float" office:value="1.6567714214325">
            <text:p>1,6567714214</text:p>
          </table:table-cell>
          <table:table-cell table:style-name="ce14" table:formula="of:=([.$G14])+([.$H14]-[.$G14])*[.$C4]" office:value-type="float" office:value="6.42591309547424">
            <text:p>6,4259130955</text:p>
          </table:table-cell>
          <table:table-cell table:style-name="ce14" table:formula="of:=([.$G14])+([.$H14]-[.$G14])*[.$C5]" office:value-type="float" office:value="4.78715968132019">
            <text:p>4,7871596813</text:p>
          </table:table-cell>
          <table:table-cell table:style-name="ce20" table:formula="of:=([.$G14])+([.$H14]-[.$G14])*[.$C6]" office:value-type="float" office:value="0.0198824405670166">
            <text:p>0,0198824406</text:p>
          </table:table-cell>
          <table:table-cell/>
          <table:table-cell table:style-name="ce27"/>
          <table:table-cell table:style-name="ce30"/>
          <table:table-cell table:style-name="ce33"/>
          <table:table-cell table:style-name="ce36" table:number-columns-repeated="2"/>
        </table:table-row>
        <table:table-row table:style-name="ro1">
          <table:table-cell table:style-name="ce5" office:value-type="string">
            <text:p>Equipamento B</text:p>
          </table:table-cell>
          <table:table-cell table:style-name="ce10" table:formula="of:=-[.$I14]*LN(1-[.$C7])" office:value-type="float" office:value="39.1022997761415">
            <text:p>39,1022997761</text:p>
          </table:table-cell>
          <table:table-cell table:style-name="ce15" table:formula="of:=-[.$I14]*LN(1-[.$C8])" office:value-type="float" office:value="8.84868200055795">
            <text:p>8,8486820006</text:p>
          </table:table-cell>
          <table:table-cell table:style-name="ce15" table:formula="of:=-[.$I14]*LN(1-[.$C9])" office:value-type="float" office:value="1.22170709174507">
            <text:p>1,2217070917</text:p>
          </table:table-cell>
          <table:table-cell table:style-name="ce15" table:formula="of:=-[.$I14]*LN(1-[.$C10])" office:value-type="float" office:value="9.44464274023519">
            <text:p>9,4446427402</text:p>
          </table:table-cell>
          <table:table-cell table:style-name="ce21" table:formula="of:=-[.$I14]*LN(1-[.$C11])" office:value-type="float" office:value="15.0425865602634">
            <text:p>15,0425865603</text:p>
          </table:table-cell>
          <table:table-cell table:style-name="ce25"/>
          <table:table-cell table:style-name="ce28"/>
          <table:table-cell table:style-name="ce25"/>
          <table:table-cell table:style-name="ce34"/>
          <table:table-cell table:number-columns-repeated="2"/>
        </table:table-row>
        <table:table-row table:style-name="ro1">
          <table:table-cell table:style-name="ce6" office:value-type="string">
            <text:p>Tempo de funcionamento:</text:p>
          </table:table-cell>
          <table:table-cell table:style-name="ce11" table:formula="of:=MIN([.B15:.B16])" office:value-type="float" office:value="6.55699206143618">
            <text:p>6,56</text:p>
          </table:table-cell>
          <table:table-cell table:style-name="ce11" table:formula="of:=MIN([.C15:.C16])" office:value-type="float" office:value="1.6567714214325">
            <text:p>1,66</text:p>
          </table:table-cell>
          <table:table-cell table:style-name="ce11" table:formula="of:=MIN([.D15:.D16])" office:value-type="float" office:value="1.22170709174507">
            <text:p>1,22</text:p>
          </table:table-cell>
          <table:table-cell table:style-name="ce11" table:formula="of:=MIN([.E15:.E16])" office:value-type="float" office:value="4.78715968132019">
            <text:p>4,79</text:p>
          </table:table-cell>
          <table:table-cell table:style-name="ce22" table:formula="of:=MIN([.F15:.F16])" office:value-type="float" office:value="0.0198824405670166">
            <text:p>0,02</text:p>
          </table:table-cell>
          <table:table-cell table:style-name="ce1" office:value-type="string">
            <text:p>Média</text:p>
          </table:table-cell>
          <table:table-cell table:style-name="ce29" table:formula="of:=AVERAGE([.B17:.F17])" office:value-type="float" office:value="2.84850253930019">
            <text:p>2,85</text:p>
          </table:table-cell>
          <table:table-cell table:style-name="ce31" office:value-type="string">
            <text:p>hor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2-09-30T00:33:54</meta:creation-date>
    <dc:date>2012-09-30T01:23:00</dc:date>
    <dc:creator>Lucas </dc:creator>
    <meta:editing-duration>PT26M23S</meta:editing-duration>
    <meta:editing-cycles>13</meta:editing-cycles>
    <meta:generator>LibreOffice/3.5$Linux_x86 LibreOffice_project/350m1$Build-2</meta:generator>
    <meta:document-statistic meta:table-count="1" meta:cell-count="75" meta:object-count="0"/>
  </office:meta>
</office:document-meta>
</file>